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Monospace1" svg:font-family="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9bbf2" officeooo:paragraph-rsid="0009a332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651db" officeooo:paragraph-rsid="0009a332" style:font-weight-asian="normal" style:font-weight-complex="normal"/>
    </style:style>
    <style:style style:name="P3" style:family="paragraph" style:parent-style-name="Standard">
      <style:text-properties style:text-underline-style="none" officeooo:rsid="0029bbf2" officeooo:paragraph-rsid="0009a332"/>
    </style:style>
    <style:style style:name="P4" style:family="paragraph" style:parent-style-name="Standard">
      <style:text-properties style:text-underline-style="none" fo:font-weight="bold" officeooo:rsid="001eba89" officeooo:paragraph-rsid="0009a332" style:font-weight-asian="bold" style:font-weight-complex="bold"/>
    </style:style>
    <style:style style:name="P5" style:family="paragraph" style:parent-style-name="Standard">
      <style:text-properties fo:font-weight="bold" officeooo:rsid="0009a332" officeooo:paragraph-rsid="0009a332" style:font-weight-asian="bold" style:font-weight-complex="bold"/>
    </style:style>
    <style:style style:name="P6" style:family="paragraph" style:parent-style-name="Standard">
      <style:text-properties fo:font-weight="bold" officeooo:rsid="001eba89" officeooo:paragraph-rsid="0009a332" style:font-weight-asian="bold" style:font-weight-complex="bold"/>
    </style:style>
    <style:style style:name="P7" style:family="paragraph" style:parent-style-name="Standard">
      <style:text-properties fo:font-weight="bold" officeooo:paragraph-rsid="0009a332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1eba89" officeooo:paragraph-rsid="0009a332" style:font-size-asian="10pt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Monospace1" fo:font-size="10pt" fo:letter-spacing="normal" fo:font-style="italic" style:text-underline-style="none" fo:font-weight="normal" officeooo:rsid="002e251b" officeooo:paragraph-rsid="0009a332" style:font-size-asian="10pt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weight="normal" officeooo:rsid="001b1b4a" officeooo:paragraph-rsid="0009a332" style:font-weight-asian="normal" style:font-weight-complex="normal"/>
    </style:style>
    <style:style style:name="P14" style:family="paragraph" style:parent-style-name="Standard">
      <style:text-properties fo:font-weight="normal" officeooo:rsid="001eba89" officeooo:paragraph-rsid="0009a332" style:font-weight-asian="normal" style:font-weight-complex="normal"/>
    </style:style>
    <style:style style:name="P15" style:family="paragraph" style:parent-style-name="Standard">
      <style:text-properties fo:font-style="italic" officeooo:rsid="0029bbf2" officeooo:paragraph-rsid="0009a332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normal" officeooo:rsid="002651db" officeooo:paragraph-rsid="0009a332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rsid="0029bbf2" officeooo:paragraph-rsid="0009a332"/>
    </style:style>
    <style:style style:name="P18" style:family="paragraph" style:parent-style-name="Standard">
      <style:text-properties fo:font-style="normal" style:text-underline-style="none" fo:font-weight="normal" officeooo:rsid="0029bbf2" officeooo:paragraph-rsid="0009a33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9a33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a33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09a332"/>
    </style:style>
    <style:style style:name="T1" style:family="text">
      <style:text-properties officeooo:rsid="0009a332"/>
    </style:style>
    <style:style style:name="T2" style:family="text">
      <style:text-properties fo:font-variant="normal" fo:text-transform="none" fo:color="#000000" style:font-name="Monospace" fo:font-size="10pt" fo:letter-spacing="normal" fo:font-style="normal" style:font-size-asian="10pt"/>
    </style:style>
    <style:style style:name="T3" style:family="text">
      <style:text-properties fo:font-variant="normal" fo:text-transform="none" fo:color="#000000" style:font-name="Monospace" fo:font-size="10pt" fo:letter-spacing="normal" fo:font-style="normal" officeooo:rsid="002e58e2" style:font-size-asian="10pt"/>
    </style:style>
    <style:style style:name="T4" style:family="text">
      <style:text-properties fo:font-variant="normal" fo:text-transform="none" fo:color="#000000" style:font-name="Monospace" fo:font-size="10pt" fo:letter-spacing="normal" style:font-size-asian="10pt"/>
    </style:style>
    <style:style style:name="T5" style:family="text">
      <style:text-properties fo:font-variant="normal" fo:text-transform="none" fo:color="#000000" style:font-name="Monospace1" fo:font-size="10pt" fo:letter-spacing="normal" fo:font-style="normal" style:text-underline-style="solid" style:text-underline-width="auto" style:text-underline-color="font-color" fo:font-weight="normal" officeooo:rsid="001c5c24" style:font-size-asian="10pt"/>
    </style:style>
    <style:style style:name="T6" style:family="text">
      <style:text-properties fo:font-variant="normal" fo:text-transform="none" fo:color="#000000" style:font-name="Monospace1" fo:font-size="10pt" fo:letter-spacing="normal" fo:font-style="normal" style:text-underline-style="solid" style:text-underline-width="auto" style:text-underline-color="font-color" fo:font-weight="normal" style:font-size-asian="10pt"/>
    </style:style>
    <style:style style:name="T7" style:family="text">
      <style:text-properties fo:font-variant="normal" fo:text-transform="none" fo:color="#000000" style:font-name="Monospace1" fo:font-size="10pt" fo:letter-spacing="normal" fo:font-style="normal" style:text-underline-style="solid" style:text-underline-width="auto" style:text-underline-color="font-color" officeooo:rsid="001eba89" style:font-size-asian="10pt"/>
    </style:style>
    <style:style style:name="T8" style:family="text">
      <style:text-properties fo:font-variant="normal" fo:text-transform="none" fo:color="#000000" style:font-name="Monospace1" fo:font-size="10pt" fo:letter-spacing="normal" fo:font-style="normal" style:text-underline-style="solid" style:text-underline-width="auto" style:text-underline-color="font-color" style:font-size-asian="10pt"/>
    </style:style>
    <style:style style:name="T9" style:family="text">
      <style:text-properties fo:font-variant="normal" fo:text-transform="none" fo:color="#000000" style:font-name="Monospace1" fo:font-size="10pt" fo:letter-spacing="normal" fo:font-style="normal" fo:font-weight="normal" style:font-size-asian="10pt"/>
    </style:style>
    <style:style style:name="T10" style:family="text">
      <style:text-properties fo:font-variant="normal" fo:text-transform="none" fo:color="#000000" style:font-name="Monospace1" fo:font-size="10pt" fo:letter-spacing="normal" style:text-underline-style="solid" style:text-underline-width="auto" style:text-underline-color="font-color" fo:font-weight="normal" style:font-size-asian="10pt"/>
    </style:style>
    <style:style style:name="T11" style:family="text">
      <style:text-properties fo:font-variant="normal" fo:text-transform="none" fo:color="#000000" style:font-name="Monospace1" fo:font-size="10pt" fo:letter-spacing="normal" style:font-size-asian="10pt"/>
    </style:style>
    <style:style style:name="T12" style:family="text">
      <style:text-properties fo:font-variant="normal" fo:text-transform="none" fo:color="#000000" style:font-name="Monospace1" fo:font-size="10pt" fo:letter-spacing="normal" officeooo:rsid="0029f593" style:font-size-asian="10pt"/>
    </style:style>
    <style:style style:name="T13" style:family="text">
      <style:text-properties fo:font-variant="normal" fo:text-transform="none" fo:color="#1155cc" style:font-name="Arial" fo:font-size="9.75pt" fo:letter-spacing="normal" fo:font-style="normal" style:text-underline-style="solid" style:text-underline-width="auto" style:text-underline-color="font-color" fo:font-weight="normal" style:font-size-asian="10pt"/>
    </style:style>
    <style:style style:name="T14" style:family="text">
      <style:text-properties fo:font-weight="bold" officeooo:rsid="0009a332" style:font-weight-asian="bold" style:font-weight-complex="bold"/>
    </style:style>
    <style:style style:name="T15" style:family="text">
      <style:text-properties fo:font-size="14pt" fo:font-weight="bold" officeooo:rsid="0009a332" style:font-size-asian="14pt" style:font-weight-asian="bold" style:font-size-complex="14pt" style:font-weight-complex="bold"/>
    </style:style>
    <style:style style:name="T16" style:family="text">
      <style:text-properties style:font-name="Monospace"/>
    </style:style>
    <style:style style:name="T17" style:family="text">
      <style:text-properties style:font-name="Monospace" officeooo:rsid="002e58e2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15">Cassandra Driver Performance Experiments</text:span></text:p>
      <text:p text:style-name="Standard"/>
      <text:p text:style-name="Standard"/>
      <text:p text:style-name="P5">1) CDATA</text:p>
      <text:p text:style-name="P5"/>
      <text:p text:style-name="P7"><text:span text:style-name="T18">Table: Name: Cdata.test.sampletable</text:span></text:p>
      <text:p text:style-name="P19"><text:span text:style-name="T18"/></text:p>
      <text:p text:style-name="P19"><text:span text:style-name="T5">Count</text:span><text:span text:style-name="T6"> = 50002</text:span></text:p>
      <text:p text:style-name="P19"><text:span text:style-name="T6"/></text:p>
      <text:p text:style-name="P13"><text:span text:style-name="T18">Schema:</text:span></text:p>
      <text:p text:style-name="P19"><text:span text:style-name="T18">address cassandra:UDT 2000</text:span></text:p>
      <text:p text:style-name="P20"><text:span text:style-name="T18">firstname VARCHAR 2000</text:span></text:p>
      <text:p text:style-name="P20"><text:span text:style-name="T18">food cassandra:UDT 2000</text:span></text:p>
      <text:p text:style-name="P20"><text:span text:style-name="T18">id INT 10</text:span></text:p>
      <text:p text:style-name="P19"><text:span text:style-name="T18">lastname VARCHAR 2000</text:span></text:p>
      <text:p text:style-name="P19"><text:span text:style-name="T13"/></text:p>
      <text:p text:style-name="P15"><text:span text:style-name="T10">Experiments:</text:span></text:p>
      <text:p text:style-name="P17"><text:span text:style-name="T6"/></text:p>
      <text:p text:style-name="P18"><text:span text:style-name="T11">Av</text:span><text:span text:style-name="T12">e</text:span><text:span text:style-name="T11">raged Over: 3 Exp’s</text:span></text:p>
      <text:p text:style-name="P3"><text:span text:style-name="T9">Database connection time (ms): 760, Driver Type: Cassandra</text:span></text:p>
      <text:p text:style-name="P21"><text:span text:style-name="T18">NumRowsFound = 50002</text:span></text:p>
      <text:p text:style-name="P21"><text:span text:style-name="T18">Trail Run: Query Time (ms): 1,095, .Query "SELECT COUNT(*) as NumRowsFound FROM [Cdata].[test].[sampletable]"</text:span></text:p>
      <text:p text:style-name="P21"><text:span text:style-name="T18">Query Time (ms): 1,761, Driver Type: Cassandra </text:span></text:p>
      <text:p text:style-name="P21"><text:span text:style-name="T18"><text:s/>.......Query "SELECT address, food FROM [Cdata].[test].[sampletable]"</text:span></text:p>
      <text:p text:style-name="P21"><text:span text:style-name="T18">Query Time (ms): 2,373, Driver Type: Cassandra </text:span></text:p>
      <text:p text:style-name="P3"><text:span text:style-name="T18"><text:s/>.......Query "SELECT address, firstname, food, lastname, id, <text:s/>FROM [Cdata].[test].[sampletable]"</text:span></text:p>
      <text:p text:style-name="P19"><text:span text:style-name="T6"/></text:p>
      <text:p text:style-name="P7"><text:span text:style-name="T18">Table: Name: Cdata.test.restaurants</text:span></text:p>
      <text:p text:style-name="P7"><text:span text:style-name="T18"/></text:p>
      <text:p text:style-name="P7"><text:span text:style-name="T5">Count</text:span><text:span text:style-name="T6"> = 18559</text:span></text:p>
      <text:p text:style-name="P7"><text:span text:style-name="T6"/></text:p>
      <text:p text:style-name="P6"><text:span text:style-name="T6">Schema:</text:span></text:p>
      <text:p text:style-name="P4"><text:span text:style-name="T9">address cassandra:UDT 2000</text:span></text:p>
      <text:p text:style-name="P20"><text:span text:style-name="T18">borough VARCHAR 2000</text:span></text:p>
      <text:p text:style-name="P20"><text:span text:style-name="T18">cuisine VARCHAR 2000</text:span></text:p>
      <text:p text:style-name="P20"><text:span text:style-name="T18">grades cassandra:List 2000</text:span></text:p>
      <text:p text:style-name="P20"><text:span text:style-name="T18">id VARCHAR 2000</text:span></text:p>
      <text:p text:style-name="P20"><text:span text:style-name="T18">name VARCHAR 2000</text:span></text:p>
      <text:p text:style-name="P14"><text:span text:style-name="T18">restaurant_id INT 10</text:span></text:p>
      <text:p text:style-name="P14"><text:span text:style-name="T6"/></text:p>
      <text:p text:style-name="P16"><text:span text:style-name="T4">Experiments:</text:span></text:p>
      <text:p text:style-name="P2"><text:span text:style-name="T2"/></text:p>
      <text:p text:style-name="P1"><text:span text:style-name="T2">Aver</text:span><text:span text:style-name="T3">a</text:span><text:span text:style-name="T2">ged Over: 3 Exps</text:span></text:p>
      <text:p text:style-name="P2"><text:span text:style-name="T2">Database connection time (ms): 699, Driver Type: Cassandra</text:span></text:p>
      <text:p text:style-name="P20"><text:span text:style-name="T18">NumRowsFound = 18559</text:span></text:p>
      <text:p text:style-name="P20"><text:span text:style-name="T18">Trail Run: Query Time (ms): 1,238, .Query "SELECT COUNT(*) as NumRowsFound FROM [Cdata].[test].[restaurants]"</text:span></text:p>
      <text:p text:style-name="P20"><text:span text:style-name="T18">Query Time (ms): 3,642, Driver Type: Cassandra </text:span></text:p>
      <text:p text:style-name="P20"><text:span text:style-name="T18"><text:s/>.......Query "SELECT address, cuisine, grades FROM [Cdata].[test].[restaurants]"</text:span></text:p>
      <text:p text:style-name="P20"><text:span text:style-name="T18">Query Time (ms): 3,586, Driver Type: Cassandra </text:span></text:p>
      <text:p text:style-name="P2"><text:span text:style-name="T18"><text:s/>.......Query "SELECT address, cuisine, borough, grades, name, restaurant_id FROM [Cdata].[test].[restaurants]"</text:span></text:p>
      <text:p text:style-name="P14"><text:span text:style-name="T6"/></text:p>
      <text:p text:style-name="P14"><text:span text:style-name="T6"/></text:p>
      <text:p text:style-name="P7"><text:span text:style-name="T7">Table: Name: Cdata.test.</text:span><text:span text:style-name="T8">utmfileanalyze_details</text:span></text:p>
      <text:p text:style-name="P7"><text:span text:style-name="T8"/></text:p>
      <text:p text:style-name="P6"><text:span text:style-name="T6">Schema:</text:span></text:p>
      <text:p text:style-name="P9"><text:soft-page-break/>advancedtest_time INT 10<text:line-break/>analyze_feature VARCHAR 2000<text:line-break/>analyze_result VARCHAR 2000<text:line-break/>colo VARCHAR 2000<text:line-break/>create_time TIMESTAMP 25<text:line-break/>dynamictest_time INT 10<text:line-break/>file_create_date TIMESTAMP 25<text:line-break/>file_modify_date TIMESTAMP 25<text:line-break/>file_size INT 10<text:line-break/>file_type VARCHAR 2000<text:line-break/>filestatus VARCHAR 2000<text:line-break/>finish_time TIMESTAMP 25<text:line-break/>from_ip VARCHAR 2000<text:line-break/>fromip_int BIGINT 20<text:line-break/>session_type VARCHAR 2000<text:line-break/>sha256 VARCHAR 2000<text:line-break/>start_time TIMESTAMP 25<text:line-break/>statictesttimsec INT 10<text:line-break/>status VARCHAR 2000<text:line-break/>submit_method VARCHAR 2000<text:line-break/>task_type VARCHAR 2000<text:line-break/>to_ip VARCHAR 2000<text:line-break/>toip_int INT 10<text:line-break/>utm_sr_no VARCHAR 2000</text:p>
      <text:p text:style-name="P9"><text:span text:style-name="T8"/></text:p>
      <text:p text:style-name="P12"><text:span text:style-name="T19">Experiments:</text:span></text:p>
      <text:p text:style-name="P8"><text:span text:style-name="T19"/></text:p>
      <text:p text:style-name="P10"><text:span text:style-name="T16">Aver</text:span><text:span text:style-name="T17">a</text:span><text:span text:style-name="T16">ged Over: </text:span><text:span text:style-name="T17">1 Exp</text:span></text:p>
      <text:p text:style-name="P11"><text:span text:style-name="T16">Database connection time (ms): 520, Driver Type: Cassandra</text:span></text:p>
      <text:p text:style-name="P20"><text:span text:style-name="T18">NumRowsFound = 150000</text:span></text:p>
      <text:p text:style-name="P20"><text:span text:style-name="T18">Trail Run: Query Time (ms): 3,068, .Query "SELECT COUNT(*) as NumRowsFound FROM [Cdata].[test].[utmfileanalyze_details]"</text:span></text:p>
      <text:p text:style-name="P20"><text:span text:style-name="T18">Query Time (ms): 8,970, Driver Type: Cassandra </text:span></text:p>
      <text:p text:style-name="P20"><text:span text:style-name="T18"><text:s/>.......Query "SELECT create_time FROM [Cdata].[test].[utmfileanalyze_details]"</text:span></text:p>
      <text:p text:style-name="P20"><text:span text:style-name="T18">Query Time (ms): 12,585, Driver Type: Cassandra </text:span></text:p>
      <text:p text:style-name="P20"><text:span text:style-name="T18"><text:s/>.......Query "SELECT sha256 FROM [Cdata].[test].[utmfileanalyze_details]"</text:span></text:p>
      <text:p text:style-name="P20"><text:span text:style-name="T18">Query Time (ms): 15,307, Driver Type: Cassandra </text:span></text:p>
      <text:p text:style-name="P8"><text:span text:style-name="T16"><text:s/>.......Query "SELECT create_time, status, file_size, fromip_int, sha256 <text:s/>FROM [Cdata].[test].[utmfileanalyze_details]"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Monospace1" svg:font-family="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5:02:37.395242554</meta:creation-date>
    <dc:date>2020-05-20T15:06:42.249147967</dc:date>
    <meta:editing-duration>PT4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19" meta:character-count="2654" meta:non-whitespace-character-count="2368"/>
  </office:meta>
</office:document-meta>
</file>